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2397" officeooo:paragraph-rsid="00072397"/>
    </style:style>
    <style:style style:name="P2" style:family="paragraph" style:parent-style-name="Preformatted_20_Text">
      <style:paragraph-properties fo:text-align="center" style:justify-single-word="false"/>
      <style:text-properties fo:color="#80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/>
      <style:text-properties fo:color="#ff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D.T. Complex</text:p>
      <text:p text:style-name="P2"/>
      <text:p text:style-name="P1"></text:p>
      <text:p text:style-name="P1"><text:tab/><text:tab/><text:tab/><text:tab/><text:tab/><text:tab/><text:tab/><text:tab/> <text:s text:c="3"/>Created by Gianluca DeLucia</text:p>
      <text:p text:style-name="P1"><text:tab/><text:tab/><text:tab/><text:tab/><text:tab/><text:tab/><text:tab/><text:tab/><text:tab/><text:tab/><text:tab/> <text:s text:c="2"/>N86001826) <text:s text:c="12"/><text:tab/><text:tab/><text:tab/><text:tab/><text:tab/><text:tab/><text:tab/><text:tab/><text:a xlink:type="simple" xlink:href="mailto:gian.delucia@studenti.unina.it" text:style-name="Internet_20_link" text:visited-style-name="Visited_20_Internet_20_Link">gian.delucia@studenti.unina.it</text:a> </text:p>
      <text:p text:style-name="P1"/>
      <text:p text:style-name="P1"></text:p>
      <text:p text:style-name="P1"></text:p>
      <text:p text:style-name="P1"></text:p>
      <text:p text:style-name="P1"><text:tab/>SCOPO: </text:p>
      <text:p text:style-name="P1"><text:tab/><text:tab/>Sviluppare ogni possibile operazione su due numeri complessi.</text:p>
      <text:p text:style-name="P1"></text:p>
      <text:p text:style-name="P1"></text:p>
      <text:p text:style-name="P1"><text:tab/>SPECIFICHE:</text:p>
      <text:p text:style-name="P1"><text:tab/><text:tab/></text:p>
      <text:p text:style-name="P1"><text:tab/><text:tab/></text:p>
      <text:p text:style-name="P1"></text:p>
      <text:p text:style-name="P1"><text:tab/>DESCRIZIONE:</text:p>
      <text:p text:style-name="P1"><text:tab/><text:tab/>a) Background del problema:</text:p>
      <text:p text:style-name="P1"><text:s/></text:p>
      <text:p text:style-name="P1"><text:tab/><text:tab/>Calcolare: 1) Prodotto Scalare</text:p>
      <text:p text:style-name="P1"><text:tab/><text:tab/><text:tab/> <text:s text:c="2"/>2) Prodotto Matrice per Vettore</text:p>
      <text:p text:style-name="P1"><text:tab/><text:tab/><text:tab/> <text:s text:c="2"/>3) Prodotto Matrice per Matrice</text:p>
      <text:p text:style-name="P1"><text:tab/><text:tab/><text:tab/> <text:s text:c="2"/>4) Trasposizione Matric</text:p>
      <text:p text:style-name="P1"></text:p>
      <text:p text:style-name="P1"><text:tab/><text:tab/>b) Algoritmo:</text:p>
      <text:p text:style-name="P1"><text:tab/><text:tab/><text:tab/></text:p>
      <text:p text:style-name="P1"><text:tab/><text:tab/><text:tab/></text:p>
      <text:p text:style-name="P1"></text:p>
      <text:p text:style-name="P1"></text:p>
      <text:p text:style-name="P1"></text:p>
      <text:p text:style-name="P1"><text:tab/>RIFERIMENTI BIBLIOGRAFICI:</text:p>
      <text:p text:style-name="P1"></text:p>
      <text:p text:style-name="P1"><text:tab/>http://www.federica.unina.it/corsi/programmazione-ii-laboratorio/</text:p>
      <text:p text:style-name="P1"><text:tab/>A. Murli, G. Laccetti,Laboratorio di Programmazione I, Ed. Liguori.</text:p>
      <text:p text:style-name="P1"><text:tab/>Criscuolo, F.P. Tramontano, Introduzione alla Programmazione, Algoritmi <text:tab/>Imperativi in C++, Ed. Manna.</text:p>
      <text:p text:style-name="P1"><text:tab/>G. Dromey, Algoritmi fondamentali, Ed. Jackson.</text:p>
      <text:p text:style-name="P1"><text:tab/>B. Kernighan, D. Ritchie, Linguaggio C, Ed. Jackson.</text:p>
      <text:p text:style-name="P1"><text:tab/>H. M. Deitel, P. J.Deitel, Corso completo di programmazione, Ed. Apogeo.</text:p>
      <text:p text:style-name="P1"></text:p>
      <text:p text:style-name="P1"></text:p>
      <text:p text:style-name="P1"></text:p>
      <text:p text:style-name="P1"></text:p>
      <text:p text:style-name="P1"><text:tab/>LISTA DEI PARAMETRI:</text:p>
      <text:p text:style-name="P1"><text:tab/><text:tab/></text:p>
      <text:p text:style-name="P1"><text:tab/><text:tab/>int a[100], b[100], A[100][100], B[100][100], C[100][100]; modificati in output.</text:p>
      <text:p text:style-name="P1"><text:tab/><text:tab/>int x, n, m, l, p, o; invariti in output.</text:p>
      <text:p text:style-name="P1"><text:tab/><text:tab/>char risp; invariato in <text:s/>output;</text:p>
      <text:p text:style-name="P1"></text:p>
      <text:p text:style-name="P1"><text:tab/>INDICATORI DI ERRORI:</text:p>
      <text:p text:style-name="P1"><text:tab/><text:tab/>Nessuno.</text:p>
      <text:p text:style-name="P1"></text:p>
      <text:p text:style-name="P1"></text:p>
      <text:p text:style-name="P1"><text:tab/>PROCEDURE AUSILIARIE:</text:p>
      <text:p text:style-name="P1"><text:tab/><text:tab/>Nessuna.</text:p>
      <text:p text:style-name="P1"></text:p>
      <text:p text:style-name="P1"><text:soft-page-break/><text:tab/></text:p>
      <text:p text:style-name="P1"><text:tab/></text:p>
      <text:p text:style-name="P1"><text:tab/>RACCOMANDAZIONI SULL'USO:</text:p>
      <text:p text:style-name="P1"><text:tab/><text:tab/></text:p>
      <text:p text:style-name="P1"></text:p>
      <text:p text:style-name="P1"></text:p>
      <text:p text:style-name="P1"></text:p>
      <text:p text:style-name="P1"><text:tab/>ESEMPIO D'USO:</text:p>
      <text:p text:style-name="P1"><text:tab/><text:tab/>a) Esempio di programma chiamante:</text:p>
      <text:p text:style-name="P1"><text:tab/><text:tab/></text:p>
      <text:p text:style-name="P1"></text:p>
      <text:p text:style-name="P1"></text:p>
      <text:p text:style-name="P1"><text:tab/><text:tab/>b)Esempio di esecuzione:</text:p>
      <text:p text:style-name="P1"/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7T15:03:35.476691184</dc:date>
    <dc:creator>Gianluca Lucia</dc:creator>
    <meta:editing-duration>PT14M10S</meta:editing-duration>
    <meta:editing-cycles>1</meta:editing-cycles>
    <meta:generator>LibreOffice/4.4.3.2$Linux_X86_64 LibreOffice_project/40m0$Build-2</meta:generator>
    <meta:document-statistic meta:table-count="0" meta:image-count="0" meta:object-count="0" meta:page-count="2" meta:paragraph-count="68" meta:word-count="137" meta:character-count="1273" meta:non-whitespace-character-count="979"/>
  </office:meta>
</office:document-meta>
</file>